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C18000001E0A0B65DB0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 Unicode MS" svg:font-family="'Arial Unicode MS'" style:font-family-generic="swiss" style:font-pitch="variable"/>
  </office:font-face-decls>
  <office:automatic-styles>
    <style:style style:name="Table4" style:family="table">
      <style:table-properties style:width="6.3021in" fo:margin-left="0in" fo:margin-right="-0.0035in" table:align="margins"/>
    </style:style>
    <style:style style:name="Table4.A" style:family="table-column">
      <style:table-column-properties style:column-width="1.5938in" style:rel-column-width="16573*"/>
    </style:style>
    <style:style style:name="Table4.B" style:family="table-column">
      <style:table-column-properties style:column-width="0.7986in" style:rel-column-width="8304*"/>
    </style:style>
    <style:style style:name="Table4.C" style:family="table-column">
      <style:table-column-properties style:column-width="0.7549in" style:rel-column-width="7849*"/>
    </style:style>
    <style:style style:name="Table4.D" style:family="table-column">
      <style:table-column-properties style:column-width="1.575in" style:rel-column-width="16378*"/>
    </style:style>
    <style:style style:name="Table4.E" style:family="table-column">
      <style:table-column-properties style:column-width="0.3563in" style:rel-column-width="3704*"/>
    </style:style>
    <style:style style:name="Table4.F" style:family="table-column">
      <style:table-column-properties style:column-width="1.2236in" style:rel-column-width="12727*"/>
    </style:style>
    <style:style style:name="Table4.1" style:family="table-row">
      <style:table-row-properties style:row-height="0.4764in" style:keep-together="false" fo:keep-together="always" style:use-optimal-row-height="false"/>
    </style:style>
    <style:style style:name="Table4.A1" style:family="table-cell">
      <style:table-cell-properties fo:padding-left="0.075in" fo:padding-right="0.075in" fo:padding-top="0in" fo:padding-bottom="0in" fo:border="0.0069in solid #000000"/>
    </style:style>
    <style:style style:name="Table4.2" style:family="table-row">
      <style:table-row-properties style:row-height="0.4917in" style:keep-together="false" fo:keep-together="always" style:use-optimal-row-height="false"/>
    </style:style>
    <style:style style:name="Table4.3" style:family="table-row">
      <style:table-row-properties style:row-height="0.5049in" style:keep-together="false" fo:keep-together="always" style:use-optimal-row-height="false"/>
    </style:style>
    <style:style style:name="Table4.4" style:family="table-row">
      <style:table-row-properties style:row-height="0.4986in" style:keep-together="false" fo:keep-together="always" style:use-optimal-row-height="false"/>
    </style:style>
    <style:style style:name="Table4.5" style:family="table-row">
      <style:table-row-properties style:min-row-height="0.3201in" style:keep-together="false" fo:keep-together="always" style:use-optimal-row-height="false"/>
    </style:style>
    <style:style style:name="Table13" style:family="table">
      <style:table-properties style:width="6.2986in" style:rel-width="100%" fo:margin-left="0in" table:align="left"/>
    </style:style>
    <style:style style:name="Table13.A" style:family="table-column">
      <style:table-column-properties style:column-width="1.0493in" style:rel-column-width="1547*"/>
    </style:style>
    <style:style style:name="Table13.B" style:family="table-column">
      <style:table-column-properties style:column-width="2.075in" style:rel-column-width="3059*"/>
    </style:style>
    <style:style style:name="Table13.C" style:family="table-column">
      <style:table-column-properties style:column-width="1.1347in" style:rel-column-width="1673*"/>
    </style:style>
    <style:style style:name="Table13.D" style:family="table-column">
      <style:table-column-properties style:column-width="1.1854in" style:rel-column-width="1748*"/>
    </style:style>
    <style:style style:name="Table13.E" style:family="table-column">
      <style:table-column-properties style:column-width="0.8542in" style:rel-column-width="1259*"/>
    </style:style>
    <style:style style:name="Table13.1" style:family="table-row">
      <style:table-row-properties style:min-row-height="0.6444in"/>
    </style:style>
    <style:style style:name="Table13.A1" style:family="table-cell">
      <style:table-cell-properties style:vertical-align="middle" fo:padding-left="0.075in" fo:padding-right="0.075in" fo:padding-top="0in" fo:padding-bottom="0in" fo:border="0.0069in solid #000000"/>
    </style:style>
    <style:style style:name="Table13.2" style:family="table-row">
      <style:table-row-properties style:min-row-height="0.5972in"/>
    </style:style>
    <style:style style:name="Table13.E2" style:family="table-cell" style:data-style-name="N0">
      <style:table-cell-properties style:vertical-align="middle" fo:padding-left="0.075in" fo:padding-right="0.075in" fo:padding-top="0in" fo:padding-bottom="0in" fo:border="0.0069in solid #000000"/>
    </style:style>
    <style:style style:name="Table1" style:family="table">
      <style:table-properties style:width="6.2986in" style:rel-width="100%" fo:margin-left="0in" table:align="left"/>
    </style:style>
    <style:style style:name="Table1.A" style:family="table-column">
      <style:table-column-properties style:column-width="1.0493in" style:rel-column-width="1547*"/>
    </style:style>
    <style:style style:name="Table1.B" style:family="table-column">
      <style:table-column-properties style:column-width="2.075in" style:rel-column-width="3059*"/>
    </style:style>
    <style:style style:name="Table1.C" style:family="table-column">
      <style:table-column-properties style:column-width="1.1347in" style:rel-column-width="1673*"/>
    </style:style>
    <style:style style:name="Table1.D" style:family="table-column">
      <style:table-column-properties style:column-width="1.1854in" style:rel-column-width="1748*"/>
    </style:style>
    <style:style style:name="Table1.E" style:family="table-column">
      <style:table-column-properties style:column-width="0.8542in" style:rel-column-width="1259*"/>
    </style:style>
    <style:style style:name="Table1.1" style:family="table-row">
      <style:table-row-properties style:min-row-height="0.6444in"/>
    </style:style>
    <style:style style:name="Table1.A1" style:family="table-cell">
      <style:table-cell-properties style:vertical-align="middle" fo:padding-left="0.075in" fo:padding-right="0.075in" fo:padding-top="0in" fo:padding-bottom="0in" fo:border="0.0069in solid #000000"/>
    </style:style>
    <style:style style:name="Table1.2" style:family="table-row">
      <style:table-row-properties style:min-row-height="0.5972in"/>
    </style:style>
    <style:style style:name="Table1.E2" style:family="table-cell" style:data-style-name="N0">
      <style:table-cell-properties style:vertical-align="middle" fo:padding-left="0.075in" fo:padding-right="0.075in" fo:padding-top="0in" fo:padding-bottom="0in" fo:border="0.0069in solid #000000"/>
    </style:style>
    <style:style style:name="Table3" style:family="table">
      <style:table-properties style:width="6.4486in" fo:margin-left="0in" table:align="left"/>
    </style:style>
    <style:style style:name="Table3.A" style:family="table-column">
      <style:table-column-properties style:column-width="6.4486in"/>
    </style:style>
    <style:style style:name="Table3.1" style:family="table-row">
      <style:table-row-properties style:min-row-height="0.7125in"/>
    </style:style>
    <style:style style:name="Table3.A1" style:family="table-cell">
      <style:table-cell-properties fo:padding-left="0.075in" fo:padding-right="0.075in" fo:padding-top="0in" fo:padding-bottom="0in" fo:border="0.0069in solid #000000"/>
    </style:style>
    <style:style style:name="Table3.2" style:family="table-row">
      <style:table-row-properties style:min-row-height="0.4729in"/>
    </style:style>
    <style:style style:name="P1" style:family="paragraph">
      <style:paragraph-properties fo:margin-left="0in" fo:margin-right="0in" fo:margin-top="0in" fo:margin-bottom="0in" fo:line-height="100%" fo:text-align="start" fo:text-indent="0in" style:text-autospace="none" style:punctuation-wrap="hanging" style:line-break="strict">
        <style:tab-stops/>
      </style:paragraph-properties>
      <style:text-properties fo:hyphenate="false"/>
    </style:style>
    <style:style style:name="P2" style:family="paragraph" style:parent-style-name="Bunntekst">
      <style:paragraph-properties fo:text-align="end" style:justify-single-word="false"/>
    </style:style>
    <style:style style:name="P3" style:family="paragraph" style:parent-style-name="Normal">
      <style:paragraph-properties fo:line-height="150%" fo:break-before="page"/>
    </style:style>
    <style:style style:name="P4" style:family="paragraph" style:parent-style-name="Normal">
      <style:paragraph-properties fo:line-height="150%"/>
    </style:style>
    <style:style style:name="P5" style:family="paragraph" style:parent-style-name="Normal">
      <style:text-properties fo:language="en" fo:country="GB"/>
    </style:style>
    <style:style style:name="P6" style:family="paragraph" style:parent-style-name="Normal">
      <style:paragraph-properties fo:text-align="justify" style:justify-single-word="false"/>
      <style:text-properties fo:language="en" fo:country="GB"/>
    </style:style>
    <style:style style:name="P7" style:family="paragraph" style:parent-style-name="Normal">
      <style:paragraph-properties fo:line-height="150%"/>
      <style:text-properties fo:language="en" fo:country="GB" fo:font-weight="bold" style:font-weight-asian="bold"/>
    </style:style>
    <style:style style:name="P8" style:family="paragraph" style:parent-style-name="Normal">
      <style:paragraph-properties>
        <style:tab-stops>
          <style:tab-stop style:position="0.4925in"/>
        </style:tab-stops>
      </style:paragraph-properties>
    </style:style>
    <style:style style:name="P9" style:family="paragraph" style:parent-style-name="Normal">
      <style:paragraph-properties fo:line-height="150%"/>
      <style:text-properties fo:font-size="8pt" fo:font-weight="bold" style:font-size-asian="8pt" style:font-weight-asian="bold" style:font-size-complex="8pt"/>
    </style:style>
    <style:style style:name="P10" style:family="paragraph" style:parent-style-name="Normal">
      <style:paragraph-properties fo:line-height="150%"/>
      <style:text-properties fo:font-size="8pt" style:font-size-asian="8pt" style:font-size-complex="8pt"/>
    </style:style>
    <style:style style:name="P11" style:family="paragraph" style:parent-style-name="Normal">
      <style:text-properties fo:font-size="11pt" fo:language="nb" fo:country="NO" style:font-size-asian="11pt" style:font-size-complex="11pt"/>
    </style:style>
    <style:style style:name="P12" style:family="paragraph" style:parent-style-name="Normal">
      <style:paragraph-properties fo:text-align="center" style:justify-single-word="false"/>
      <style:text-properties fo:font-size="11pt" style:font-size-asian="11pt" style:font-size-complex="11pt"/>
    </style:style>
    <style:style style:name="P13" style:family="paragraph" style:parent-style-name="Normal">
      <style:paragraph-properties fo:text-align="center" style:justify-single-word="false"/>
    </style:style>
    <style:style style:name="P14" style:family="paragraph" style:parent-style-name="Normal">
      <style:paragraph-properties fo:line-height="150%"/>
      <style:text-properties fo:font-size="13pt" fo:language="en" fo:country="GB" fo:font-weight="bold" style:font-size-asian="13pt" style:font-weight-asian="bold" style:font-size-complex="13pt" style:font-weight-complex="bold"/>
    </style:style>
    <style:style style:name="P15" style:family="paragraph" style:parent-style-name="Stil1">
      <style:paragraph-properties fo:margin-top="0in" fo:margin-bottom="0in" fo:text-align="center" style:justify-single-word="false"/>
      <style:text-properties fo:font-size="11pt" style:font-size-asian="11pt" style:language-asian="en" style:country-asian="US" style:font-size-complex="11pt" style:font-weight-complex="bold"/>
    </style:style>
    <style:style style:name="P16" style:family="paragraph" style:parent-style-name="Normal">
      <style:paragraph-properties fo:line-height="150%" fo:padding="0in" fo:border-left="none" fo:border-right="none" fo:border-top="none" fo:border-bottom="0.0102in solid #000000" style:shadow="none">
        <style:tab-stops>
          <style:tab-stop style:position="1.9689in"/>
        </style:tab-stops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7" style:family="paragraph" style:parent-style-name="Normal_20__28_Web_29_">
      <style:text-properties fo:font-size="9pt" fo:language="nb" fo:country="NO" style:font-size-asian="9pt" style:font-size-complex="9pt"/>
    </style:style>
    <style:style style:name="P18" style:family="paragraph" style:parent-style-name="Normal_20__28_Web_29_">
      <style:text-properties fo:language="nb" fo:country="NO"/>
    </style:style>
    <style:style style:name="P19" style:family="paragraph" style:parent-style-name="Stil1">
      <style:paragraph-properties fo:margin-left="0.5in" fo:margin-right="0in" fo:margin-top="0in" fo:margin-bottom="0in" fo:text-align="center" style:justify-single-word="false" fo:text-indent="-0.5in" style:auto-text-indent="false">
        <style:tab-stops/>
      </style:paragraph-properties>
      <style:text-properties fo:font-size="11pt" style:font-size-asian="11pt" style:language-asian="en" style:country-asian="US" style:font-size-complex="11pt" style:font-weight-complex="bold"/>
    </style:style>
    <style:style style:name="P20" style:family="paragraph" style:parent-style-name="Standard">
      <style:text-properties fo:language="en" fo:country="GB"/>
    </style:style>
    <style:style style:name="P21" style:family="paragraph" style:parent-style-name="Overskrift_20_1">
      <style:paragraph-properties fo:line-height="150%" fo:text-align="center" style:justify-single-word="false"/>
      <style:text-properties fo:font-size="18pt" style:font-size-asian="18pt" style:font-size-complex="18pt"/>
    </style:style>
    <style:style style:name="P22" style:family="paragraph" style:parent-style-name="Overskrift_20_1">
      <style:paragraph-properties fo:line-height="150%"/>
      <style:text-properties fo:font-size="11pt" fo:font-style="italic" style:font-size-asian="11pt" style:font-style-asian="italic" style:font-size-complex="11pt"/>
    </style:style>
    <style:style style:name="P23" style:family="paragraph" style:parent-style-name="Overskrift_20_1">
      <style:paragraph-properties fo:line-height="150%"/>
    </style:style>
    <style:style style:name="P24" style:family="paragraph" style:parent-style-name="Overskrift_20_1" style:master-page-name="MPF0">
      <style:paragraph-properties fo:line-height="150%" fo:text-align="center" style:justify-single-word="false" style:page-number="auto" fo:break-before="page"/>
      <style:text-properties fo:font-size="20pt" style:font-size-asian="20pt"/>
    </style:style>
    <style:style style:name="P25" style:family="paragraph">
      <style:paragraph-properties fo:text-align="start"/>
      <style:text-properties style:text-line-through-style="none" style:font-name="Times New Roman1" fo:font-size="11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GB"/>
    </style:style>
    <style:style style:name="T3" style:family="text">
      <style:text-properties fo:font-size="13pt" fo:language="en" fo:country="GB" fo:font-weight="bold" style:font-size-asian="13pt" style:font-weight-asian="bold" style:font-size-complex="13pt" style:font-weight-complex="bold"/>
    </style:style>
    <style:style style:name="T4" style:family="text">
      <style:text-properties style:font-name="Monaco" fo:font-size="18pt" fo:language="en" fo:country="GB" style:font-size-asian="18pt" style:font-size-complex="18pt"/>
    </style:style>
    <style:style style:name="T5" style:family="text">
      <style:text-properties fo:font-size="16pt" fo:language="en" fo:country="GB" style:font-size-asian="16pt" style:font-size-complex="16pt"/>
    </style:style>
    <style:style style:name="T6" style:family="text">
      <style:text-properties fo:font-size="11pt" fo:language="nb" fo:country="NO" fo:font-style="italic" fo:font-weight="bold" style:font-size-asian="11pt" style:font-style-asian="italic" style:font-weight-asian="bold" style:font-size-complex="11pt"/>
    </style:style>
    <style:style style:name="T7" style:family="text">
      <style:text-properties fo:font-size="11pt" fo:language="nb" fo:country="NO" style:font-size-asian="11pt" style:font-size-complex="11pt"/>
    </style:style>
    <style:style style:name="T8" style:family="text">
      <style:text-properties fo:font-size="11pt" style:font-name-asian="Arial Unicode MS" style:font-size-asian="11pt" style:font-size-complex="11pt"/>
    </style:style>
    <style:style style:name="fr1" style:family="graphic" style:parent-style-name="Graphics">
      <style:graphic-properties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ombobox form:name="Institutt" form:control-implementation="ooo:com.sun.star.form.component.ComboBox" form:id="control1" form:dropdown="true" form:size="20" form:current-value="Institutt for informatikk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  <form:property form:property-name="MouseWheelBehavior" office:value-type="float" office:value="0"/>
            </form:properties>
            <form:item form:label="Institutt for astrofysikk"/>
            <form:item form:label="Biologisk institutt"/>
            <form:item form:label="Farmasøytisk insitutt"/>
            <form:item form:label="Fysisk institutt"/>
            <form:item form:label="Institutt for geofag"/>
            <form:item form:label="Institutt for informatikk"/>
            <form:item form:label="Matematisk institutt"/>
            <form:item form:label="Institutt for molekylær biovitenskap"/>
            <form:item form:label="Naturhistorisk museum"/>
            <form:item form:label="Senter for entreprenørskap"/>
            <form:item form:label="Kjemisk institutt"/>
          </form:combobox>
          <form:text form:name="Text Box 1" form:control-implementation="ooo:com.sun.star.form.component.TextField" form:id="control2" form:current-value="Kjernsmo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3" form:current-value="Kjetil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4" form:current-value="1408734135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5" form:current-value="M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6" form:current-value="Olaf Bulls vei 72, 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7" form:current-value="076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8" form:current-value="Oslo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10" form:current-value="986482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11" form:current-value="kjekje@ifi.uio.no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12" form:current-value="Norsk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13" form:current-value="V20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14" form:current-value="INF997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form:id="control15" form:current-value="Research Methods in Computer Scienc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Research Methods in Computer Science</text:p>
          </form:textarea>
          <form:textarea form:name="Text Box 1" form:control-implementation="ooo:com.sun.star.form.component.TextField" form:id="control16" form:current-value="UiO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UiO</text:p>
          </form:textarea>
          <form:text form:name="Text Box 1" form:control-implementation="ooo:com.sun.star.form.component.TextField" form:id="control17" form:current-value="V20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18" form:current-value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19" form:current-value="INF910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form:id="control20" form:current-value="Advanced Database Systems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Advanced Database Systems</text:p>
          </form:textarea>
          <form:textarea form:name="Text Box 1" form:control-implementation="ooo:com.sun.star.form.component.TextField" form:id="control21" form:current-value="UiO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UiO</text:p>
          </form:textarea>
          <form:text form:name="Text Box 1" form:control-implementation="ooo:com.sun.star.form.component.TextField" form:id="control22" form:current-value="H20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23" form:current-value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24" form:current-value="INF909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form:id="control25" form:current-value="Advanced Topics in Distributed Systems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Advanced Topics in Distributed Systems</text:p>
          </form:textarea>
          <form:textarea form:name="Text Box 1" form:control-implementation="ooo:com.sun.star.form.component.TextField" form:id="control26" form:current-value="UiO&#9;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UiO<text:tab/></text:p>
          </form:textarea>
          <form:text form:name="Text Box 1" form:control-implementation="ooo:com.sun.star.form.component.TextField" form:id="control27" form:current-value="V20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28" form:current-value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area form:name="Text Box 1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 form:name="Text Box 1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area form:name="Text Box 1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 form:name="Text Box 1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area form:name="Text Box 1" form:control-implementation="ooo:com.sun.star.form.component.TextField" form:id="control4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 form:name="Text Box 1" form:control-implementation="ooo:com.sun.star.form.component.TextField" form:id="control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form:id="control4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 form:name="Text Box 1" form:control-implementation="ooo:com.sun.star.form.component.TextField" form:id="control47" form:current-value="V20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48" form:current-value="INF9101SP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form:id="control49" form:current-value="Experimental Design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Experimental Design</text:p>
          </form:textarea>
          <form:textarea form:name="Text Box 1" form:control-implementation="ooo:com.sun.star.form.component.TextField" form:id="control50" form:current-value="UiO/NTNU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UiO/NTNU</text:p>
          </form:textarea>
          <form:text form:name="Text Box 1" form:control-implementation="ooo:com.sun.star.form.component.TextField" form:id="control51" form:current-value="H20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52" form:current-value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53" form:current-value="INF997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form:id="control54" form:current-value="Research Methods in Computer Scienc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Research Methods in Computer Science</text:p>
          </form:textarea>
          <form:textarea form:name="Text Box 1" form:control-implementation="ooo:com.sun.star.form.component.TextField" form:id="control55" form:current-value="UiO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UiO</text:p>
          </form:textarea>
          <form:text form:name="Text Box 1" form:control-implementation="ooo:com.sun.star.form.component.TextField" form:id="control56" form:current-value="V20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57" form:current-value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58" form:current-value="INF910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form:id="control59" form:current-value="Advanced Database Systems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Advanced Database Systems</text:p>
          </form:textarea>
          <form:textarea form:name="Text Box 1" form:control-implementation="ooo:com.sun.star.form.component.TextField" form:id="control60" form:current-value="UiO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UiO</text:p>
          </form:textarea>
          <form:text form:name="Text Box 1" form:control-implementation="ooo:com.sun.star.form.component.TextField" form:id="control61" form:current-value="H20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62" form:current-value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6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form:id="control6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area form:name="Text Box 1" form:control-implementation="ooo:com.sun.star.form.component.TextField" form:id="control6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 form:name="Text Box 1" form:control-implementation="ooo:com.sun.star.form.component.TextField" form:id="control6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6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6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form:id="control6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area form:name="Text Box 1" form:control-implementation="ooo:com.sun.star.form.component.TextField" form:id="control7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 form:name="Text Box 1" form:control-implementation="ooo:com.sun.star.form.component.TextField" form:id="control7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7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7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form:id="control7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area form:name="Text Box 1" form:control-implementation="ooo:com.sun.star.form.component.TextField" form:id="control7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 form:name="Text Box 1" form:control-implementation="ooo:com.sun.star.form.component.TextField" form:id="control7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7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7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form:id="control8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area form:name="Text Box 1" form:control-implementation="ooo:com.sun.star.form.component.TextField" form:id="control8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 form:name="Text Box 1" form:control-implementation="ooo:com.sun.star.form.component.TextField" form:id="control8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form:id="control8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/>
          </form:textarea>
          <form:text form:name="Text Box 1" form:control-implementation="ooo:com.sun.star.form.component.TextField" form:id="control8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 text:protected="true">
        <text:h text:style-name="P24" text:outline-level="1"/>
        <text:h text:style-name="P21" text:outline-level="1">Søknad for endring av teoretisk pensum (opplæringsdelen)</text:h>
        <text:h text:style-name="P22" text:outline-level="1">Skjemaet sendes til ph.d.-utvalget ved den grunnenhet du har opptak ved. </text:h>
        <text:h text:style-name="P23" text:outline-level="1"><text:span text:style-name="Default_20_Paragraph_20_Font"><text:span text:style-name="T6">Velg </text:span></text:span><text:span text:style-name="Default_20_Paragraph_20_Font"><text:span text:style-name="T6">et institutt <text:s text:c="4"/></text:span></text:span><draw:control text:anchor-type="as-char" draw:z-index="1" draw:style-name="gr1" draw:text-style-name="P25" svg:width="2.6024in" svg:height="0.2059in" draw:control="control1"/></text:h>
        <text:p text:style-name="P7"><text:span text:style-name="Standardskrift_20_for_20_avsnitt"><text:span text:style-name="T1"/>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row table:style-name="Table4.1">
            <table:table-cell table:style-name="Table4.A1" table:number-columns-spanned="3" office:value-type="string">
              <text:p text:style-name="P11"><draw:control text:anchor-type="paragraph" draw:z-index="2" draw:style-name="gr2" draw:text-style-name="P25" svg:width="3.013in" svg:height="0.2087in" svg:x="0.0146in" svg:y="0.1626in" draw:control="control2"/>Etternavn (alle):</text:p>
              <text:p text:style-name="Normal"><text:span text:style-name="Default_20_Paragraph_20_Font"><text:span text:style-name="T7">    </text:span></text:span></text:p>
            </table:table-cell>
            <table:covered-table-cell/>
            <table:covered-table-cell/>
            <table:table-cell table:style-name="Table4.A1" table:number-columns-spanned="3" office:value-type="string">
              <text:p text:style-name="Normal"><draw:control text:anchor-type="paragraph" draw:z-index="3" draw:style-name="gr2" draw:text-style-name="P25" svg:width="3.013in" svg:height="0.2087in" svg:x="0.0146in" svg:y="0.1626in" draw:control="control3"/><text:span text:style-name="T7">Fornavn og mellomnavn (alle):</text:span><text:span text:style-name="Default_20_Paragraph_20_Font"><text:span text:style-name="T7">     </text:span></text:span></text:p>
            </table:table-cell>
            <table:covered-table-cell/>
            <table:covered-table-cell/>
          </table:table-row>
          <table:table-row table:style-name="Table4.2">
            <table:table-cell table:style-name="Table4.A1" table:number-columns-spanned="2" office:value-type="string">
              <text:p text:style-name="Normal"><draw:control text:anchor-type="paragraph" draw:z-index="4" draw:style-name="gr2" draw:text-style-name="P25" svg:width="1.3358in" svg:height="0.2362in" svg:x="0.8189in" svg:y="0.1756in" draw:control="control4"/><text:span text:style-name="Default_20_Paragraph_20_Font"><text:span text:style-name="T7">Fødselsnummer (11 siffer) eller fødselsdato:    </text:span></text:span></text:p>
            </table:table-cell>
            <table:covered-table-cell/>
            <table:table-cell table:style-name="Table4.A1" table:number-columns-spanned="3" office:value-type="string">
              <text:p text:style-name="P11"><draw:control text:anchor-type="paragraph" draw:z-index="12" draw:style-name="gr2" draw:text-style-name="P25" svg:width="2.3717in" svg:height="0.2362in" svg:x="0.1252in" svg:y="0.1598in" draw:control="control12"/>Statsborgerskap:</text:p>
              <text:p text:style-name="Normal"><text:span text:style-name="Default_20_Paragraph_20_Font"><text:span text:style-name="T7">     </text:span></text:span></text:p>
            </table:table-cell>
            <table:covered-table-cell/>
            <table:covered-table-cell/>
            <table:table-cell table:style-name="Table4.A1" office:value-type="string">
              <text:p text:style-name="P11"><draw:control text:anchor-type="paragraph" draw:z-index="5" draw:style-name="gr2" draw:text-style-name="P25" svg:width="0.9898in" svg:height="0.2362in" svg:x="0.0839in" svg:y="0.1693in" draw:control="control5"/>Kjønn:</text:p>
              <text:p text:style-name="Normal"><text:span text:style-name="Default_20_Paragraph_20_Font"><text:span text:style-name="T7">     </text:span></text:span></text:p>
            </table:table-cell>
          </table:table-row>
          <table:table-row table:style-name="Table4.3">
            <table:table-cell table:style-name="Table4.A1" table:number-columns-spanned="6" office:value-type="string">
              <text:p text:style-name="P11"><draw:control text:anchor-type="paragraph" draw:z-index="6" draw:style-name="gr2" draw:text-style-name="P25" svg:width="5.0315in" svg:height="0.2717in" svg:x="1.1in" svg:y="0.0583in" draw:control="control6"/>Bostedsadresse:</text:p>
              <text:p text:style-name="Normal"><text:span text:style-name="Default_20_Paragraph_20_Font"><text:span text:style-name="T7">     </text:span>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P11"><draw:control text:anchor-type="paragraph" draw:z-index="7" draw:style-name="gr2" draw:text-style-name="P25" svg:width="1.3496in" svg:height="0.2362in" svg:x="0.0839in" svg:y="0.1693in" draw:control="control7"/>Postnummer og sted:</text:p>
              <text:p text:style-name="Normal"><text:span text:style-name="Default_20_Paragraph_20_Font"><text:span text:style-name="T7">      <text:s text:c="2"/>     </text:span></text:span></text:p>
            </table:table-cell>
            <table:table-cell table:style-name="Table4.A1" table:number-columns-spanned="2" office:value-type="string">
              <text:p text:style-name="P11"><draw:control text:anchor-type="paragraph" draw:z-index="8" draw:style-name="gr2" draw:text-style-name="P25" svg:width="1.2752in" svg:height="0.2362in" svg:x="0.0583in" svg:y="0.1508in" draw:control="control8"/>Land:</text:p>
              <text:p text:style-name="Normal"><text:span text:style-name="Default_20_Paragraph_20_Font"><text:span text:style-name="T7">     </text:span></text:span></text:p>
            </table:table-cell>
            <table:covered-table-cell/>
            <table:table-cell table:style-name="Table4.A1" office:value-type="string">
              <text:p text:style-name="P11"><draw:control text:anchor-type="paragraph" draw:z-index="9" draw:style-name="gr2" draw:text-style-name="P25" svg:width="1.348in" svg:height="0.2362in" svg:x="0.0839in" svg:y="0.161in" draw:control="control9"/>Telefon (privat):</text:p>
              <text:p text:style-name="Normal"><text:span text:style-name="Default_20_Paragraph_20_Font"><text:span text:style-name="T7">     </text:span></text:span></text:p>
            </table:table-cell>
            <table:table-cell table:style-name="Table4.A1" table:number-columns-spanned="2" office:value-type="string">
              <text:p text:style-name="P11"><draw:control text:anchor-type="paragraph" draw:z-index="10" draw:style-name="gr2" draw:text-style-name="P25" svg:width="1.3043in" svg:height="0.2362in" svg:x="0.0839in" svg:y="0.161in" draw:control="control10"/>Mobiltelefon:</text:p>
              <text:p text:style-name="Normal"><text:span text:style-name="Default_20_Paragraph_20_Font"><text:span text:style-name="T7">     </text:span></text:span></text:p>
            </table:table-cell>
            <table:covered-table-cell/>
          </table:table-row>
          <table:table-row table:style-name="Table4.5">
            <table:table-cell table:style-name="Table4.A1" table:number-columns-spanned="6" office:value-type="string">
              <text:p text:style-name="Normal"><draw:control text:anchor-type="paragraph" draw:z-index="11" draw:style-name="gr2" draw:text-style-name="P25" svg:width="4.9642in" svg:height="0.2362in" svg:x="1.0319in" svg:y="0.0445in" draw:control="control11"/><text:span text:style-name="Default_20_Paragraph_20_Font"><text:span text:style-name="T7">E-postadresse:      </text:span>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4"/>
        <text:p text:style-name="P14">Dagens pensum:</text:p>
        <table:table table:name="Table13" table:style-name="Table13">
          <table:table-column table:style-name="Table13.A"/>
          <table:table-column table:style-name="Table13.B"/>
          <table:table-column table:style-name="Table13.C"/>
          <table:table-column table:style-name="Table13.D"/>
          <table:table-column table:style-name="Table13.E"/>
          <table:table-row table:style-name="Table13.1">
            <table:table-cell table:style-name="Table13.A1" office:value-type="string">
              <text:p text:style-name="P15">Emnekode </text:p>
            </table:table-cell>
            <table:table-cell table:style-name="Table13.A1" office:value-type="string">
              <text:p text:style-name="P15">Emne navn</text:p>
            </table:table-cell>
            <table:table-cell table:style-name="Table13.A1" office:value-type="string">
              <text:p text:style-name="P19">Gis hvor</text:p>
            </table:table-cell>
            <table:table-cell table:style-name="Table13.A1" office:value-type="string">
              <text:p text:style-name="P15">Planlagt eksamens-semester og år</text:p>
            </table:table-cell>
            <table:table-cell table:style-name="Table13.A1" office:value-type="string">
              <text:p text:style-name="P15">Antall</text:p>
              <text:p text:style-name="P15">studie-poeng</text:p>
            </table:table-cell>
          </table:table-row>
          <table:table-row table:style-name="Table13.2">
            <table:table-cell table:style-name="Table13.A1" office:value-type="string">
              <text:p text:style-name="P12">MNSES9100</text:p>
            </table:table-cell>
            <table:table-cell table:style-name="Table13.A1" office:value-type="string">
              <text:p text:style-name="P12">Science, Ethics and Society</text:p>
            </table:table-cell>
            <table:table-cell table:style-name="Table13.A1" office:value-type="string">
              <text:p text:style-name="P12">UiO</text:p>
            </table:table-cell>
            <table:table-cell table:style-name="Table13.A1" office:value-type="string">
              <text:p text:style-name="P13"><draw:control text:anchor-type="paragraph" draw:z-index="13" draw:style-name="gr2" draw:text-style-name="P25" svg:width="0.8398in" svg:height="0.2287in" svg:x="0.0291in" svg:y="0.0165in" draw:control="control13"/><text:span text:style-name="Default_20_Paragraph_20_Font"><text:span text:style-name="T8">     </text:span></text:span></text:p>
            </table:table-cell>
            <table:table-cell table:style-name="Table13.E2" office:value-type="float" office:value="5">
              <text:p text:style-name="P12">5</text:p>
            </table:table-cell>
          </table:table-row>
          <table:table-row table:style-name="Table13.2">
            <table:table-cell table:style-name="Table13.A1" office:value-type="string">
              <text:p text:style-name="P13"><draw:control text:anchor-type="paragraph" draw:z-index="14" draw:style-name="gr2" draw:text-style-name="P25" svg:width="0.8398in" svg:height="0.2287in" svg:x="0.0291in" svg:y="0.0165in" draw:control="control14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15" draw:style-name="gr2" draw:text-style-name="P25" svg:width="1.8677in" svg:height="0.2287in" svg:x="0.0811in" svg:y="0.0008in" draw:control="control15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16" draw:style-name="gr2" draw:text-style-name="P25" svg:width="0.8398in" svg:height="0.2287in" svg:x="0.0291in" svg:y="0.0165in" draw:control="control16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17" draw:style-name="gr2" draw:text-style-name="P25" svg:width="0.8398in" svg:height="0.2287in" svg:x="0.0291in" svg:y="0.0165in" draw:control="control17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18" draw:style-name="gr2" draw:text-style-name="P25" svg:width="0.2413in" svg:height="0.1969in" svg:x="0.4437in" svg:y="0.0055in" draw:control="control18"/><text:span text:style-name="Default_20_Paragraph_20_Font"><text:span text:style-name="T8">  </text:span></text:span></text:p>
            </table:table-cell>
          </table:table-row>
          <table:table-row table:style-name="Table13.2">
            <table:table-cell table:style-name="Table13.A1" office:value-type="string">
              <text:p text:style-name="P13"><draw:control text:anchor-type="paragraph" draw:z-index="19" draw:style-name="gr2" draw:text-style-name="P25" svg:width="0.8398in" svg:height="0.2287in" svg:x="0.0291in" svg:y="0.0165in" draw:control="control19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20" draw:style-name="gr2" draw:text-style-name="P25" svg:width="1.8677in" svg:height="0.2287in" svg:x="0.0811in" svg:y="0.0008in" draw:control="control20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21" draw:style-name="gr2" draw:text-style-name="P25" svg:width="0.8398in" svg:height="0.2287in" svg:x="0.0291in" svg:y="0.0165in" draw:control="control21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22" draw:style-name="gr2" draw:text-style-name="P25" svg:width="0.8398in" svg:height="0.2287in" svg:x="0.0291in" svg:y="0.0165in" draw:control="control22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23" draw:style-name="gr2" draw:text-style-name="P25" svg:width="0.2413in" svg:height="0.1969in" svg:x="0.4437in" svg:y="0.0055in" draw:control="control23"/><text:span text:style-name="Default_20_Paragraph_20_Font"><text:span text:style-name="T8">  </text:span></text:span></text:p>
            </table:table-cell>
          </table:table-row>
          <table:table-row table:style-name="Table13.2">
            <table:table-cell table:style-name="Table13.A1" office:value-type="string">
              <text:p text:style-name="P13"><draw:control text:anchor-type="paragraph" draw:z-index="24" draw:style-name="gr2" draw:text-style-name="P25" svg:width="0.8398in" svg:height="0.2287in" svg:x="0.0291in" svg:y="0.0165in" draw:control="control24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25" draw:style-name="gr2" draw:text-style-name="P25" svg:width="1.8677in" svg:height="0.2287in" svg:x="0.0811in" svg:y="0.0008in" draw:control="control25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26" draw:style-name="gr2" draw:text-style-name="P25" svg:width="0.8398in" svg:height="0.2287in" svg:x="0.0291in" svg:y="0.0165in" draw:control="control26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27" draw:style-name="gr2" draw:text-style-name="P25" svg:width="0.8398in" svg:height="0.2287in" svg:x="0.0291in" svg:y="0.0165in" draw:control="control27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28" draw:style-name="gr2" draw:text-style-name="P25" svg:width="0.2413in" svg:height="0.1969in" svg:x="0.4437in" svg:y="0.0055in" draw:control="control28"/><text:span text:style-name="Default_20_Paragraph_20_Font"><text:span text:style-name="T8">  </text:span></text:span></text:p>
            </table:table-cell>
          </table:table-row>
          <table:table-row table:style-name="Table13.2">
            <table:table-cell table:style-name="Table13.A1" office:value-type="string">
              <text:p text:style-name="P13"><draw:control text:anchor-type="paragraph" draw:z-index="29" draw:style-name="gr2" draw:text-style-name="P25" svg:width="0.8398in" svg:height="0.2287in" svg:x="0.0291in" svg:y="0.0165in" draw:control="control29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30" draw:style-name="gr2" draw:text-style-name="P25" svg:width="1.8677in" svg:height="0.2287in" svg:x="0.0811in" svg:y="0.0008in" draw:control="control30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31" draw:style-name="gr2" draw:text-style-name="P25" svg:width="0.8398in" svg:height="0.2287in" svg:x="0.0291in" svg:y="0.0165in" draw:control="control31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32" draw:style-name="gr2" draw:text-style-name="P25" svg:width="0.8398in" svg:height="0.2287in" svg:x="0.0291in" svg:y="0.0165in" draw:control="control32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33" draw:style-name="gr2" draw:text-style-name="P25" svg:width="0.2413in" svg:height="0.1969in" svg:x="0.4437in" svg:y="0.0055in" draw:control="control33"/><text:span text:style-name="Default_20_Paragraph_20_Font"><text:span text:style-name="T8">  </text:span></text:span></text:p>
            </table:table-cell>
          </table:table-row>
          <table:table-row table:style-name="Table13.2">
            <table:table-cell table:style-name="Table13.A1" office:value-type="string">
              <text:p text:style-name="P13"><draw:control text:anchor-type="paragraph" draw:z-index="34" draw:style-name="gr2" draw:text-style-name="P25" svg:width="0.8398in" svg:height="0.2287in" svg:x="0.0291in" svg:y="0.0165in" draw:control="control34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35" draw:style-name="gr2" draw:text-style-name="P25" svg:width="1.8677in" svg:height="0.2287in" svg:x="0.0811in" svg:y="0.0008in" draw:control="control35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36" draw:style-name="gr2" draw:text-style-name="P25" svg:width="0.8398in" svg:height="0.2287in" svg:x="0.0291in" svg:y="0.0165in" draw:control="control36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37" draw:style-name="gr2" draw:text-style-name="P25" svg:width="0.8398in" svg:height="0.2287in" svg:x="0.0291in" svg:y="0.0165in" draw:control="control37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38" draw:style-name="gr2" draw:text-style-name="P25" svg:width="0.2413in" svg:height="0.1969in" svg:x="0.4437in" svg:y="0.0055in" draw:control="control38"/><text:span text:style-name="Default_20_Paragraph_20_Font"><text:span text:style-name="T8">  </text:span></text:span></text:p>
            </table:table-cell>
          </table:table-row>
          <table:table-row table:style-name="Table13.2">
            <table:table-cell table:style-name="Table13.A1" office:value-type="string">
              <text:p text:style-name="P13"><draw:control text:anchor-type="paragraph" draw:z-index="39" draw:style-name="gr2" draw:text-style-name="P25" svg:width="0.8398in" svg:height="0.2287in" svg:x="0.0291in" svg:y="0.0165in" draw:control="control39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40" draw:style-name="gr2" draw:text-style-name="P25" svg:width="1.8677in" svg:height="0.2287in" svg:x="0.0811in" svg:y="0.0008in" draw:control="control40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41" draw:style-name="gr2" draw:text-style-name="P25" svg:width="0.8398in" svg:height="0.2287in" svg:x="0.0291in" svg:y="0.0165in" draw:control="control41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42" draw:style-name="gr2" draw:text-style-name="P25" svg:width="0.8398in" svg:height="0.2287in" svg:x="0.0291in" svg:y="0.0165in" draw:control="control42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43" draw:style-name="gr2" draw:text-style-name="P25" svg:width="0.2413in" svg:height="0.1969in" svg:x="0.4437in" svg:y="0.0055in" draw:control="control43"/><text:span text:style-name="Default_20_Paragraph_20_Font"><text:span text:style-name="T8">  </text:span></text:span></text:p>
            </table:table-cell>
          </table:table-row>
          <table:table-row table:style-name="Table13.2">
            <table:table-cell table:style-name="Table13.A1" office:value-type="string">
              <text:p text:style-name="P13"><draw:control text:anchor-type="paragraph" draw:z-index="44" draw:style-name="gr2" draw:text-style-name="P25" svg:width="0.8398in" svg:height="0.2287in" svg:x="0.0291in" svg:y="0.0165in" draw:control="control44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81" draw:style-name="gr2" draw:text-style-name="P25" svg:width="1.8677in" svg:height="0.2287in" svg:x="0.0811in" svg:y="0.0008in" draw:control="control81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45" draw:style-name="gr2" draw:text-style-name="P25" svg:width="0.8398in" svg:height="0.2287in" svg:x="0.0598in" svg:y="0.002in" draw:control="control45"/><text:span text:style-name="Default_20_Paragraph_20_Font"><text:span text:style-name="T8">    </text:span></text:span></text:p>
            </table:table-cell>
            <table:table-cell table:style-name="Table13.A1" office:value-type="string">
              <text:p text:style-name="P13"><draw:control text:anchor-type="paragraph" draw:z-index="46" draw:style-name="gr2" draw:text-style-name="P25" svg:width="0.8398in" svg:height="0.2287in" svg:x="0.1217in" svg:y="0.002in" draw:control="control46"/><text:span text:style-name="Default_20_Paragraph_20_Font"><text:span text:style-name="T8">     </text:span></text:span></text:p>
            </table:table-cell>
            <table:table-cell table:style-name="Table13.A1" office:value-type="string">
              <text:p text:style-name="P13"><draw:control text:anchor-type="paragraph" draw:z-index="82" draw:style-name="gr2" draw:text-style-name="P25" svg:width="0.2413in" svg:height="0.1969in" svg:x="0.4437in" svg:y="0.0055in" draw:control="control82"/><text:span text:style-name="Default_20_Paragraph_20_Font"><text:span text:style-name="T8"/></text:span></text:p>
            </table:table-cell>
          </table:table-row>
        </table:table>
        <text:p text:style-name="P3"><text:span text:style-name="Standardskrift_20_for_20_avsnitt"><text:span text:style-name="T3">Nytt pensum som du søker godkjent:</text:span></text:span></text:p>
        <text:p text:style-name="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P15">Emnekode </text:p>
            </table:table-cell>
            <table:table-cell table:style-name="Table1.A1" office:value-type="string">
              <text:p text:style-name="P15">Emne navn</text:p>
            </table:table-cell>
            <table:table-cell table:style-name="Table1.A1" office:value-type="string">
              <text:p text:style-name="P19">Gis hvor</text:p>
            </table:table-cell>
            <table:table-cell table:style-name="Table1.A1" office:value-type="string">
              <text:p text:style-name="P15">Planlagt eksamens-semester og år</text:p>
            </table:table-cell>
            <table:table-cell table:style-name="Table1.A1" office:value-type="string">
              <text:p text:style-name="P15">Antall</text:p>
              <text:p text:style-name="P15">studie-poeng</text:p>
            </table:table-cell>
          </table:table-row>
          <table:table-row table:style-name="Table1.2">
            <table:table-cell table:style-name="Table1.A1" office:value-type="string">
              <text:p text:style-name="P12">MNSES9100</text:p>
            </table:table-cell>
            <table:table-cell table:style-name="Table1.A1" office:value-type="string">
              <text:p text:style-name="P12">Science, Ethics and Society</text:p>
            </table:table-cell>
            <table:table-cell table:style-name="Table1.A1" office:value-type="string">
              <text:p text:style-name="P12">UiO</text:p>
            </table:table-cell>
            <table:table-cell table:style-name="Table1.A1" office:value-type="string">
              <text:p text:style-name="P13"><draw:control text:anchor-type="paragraph" draw:z-index="47" draw:style-name="gr2" draw:text-style-name="P25" svg:width="0.8398in" svg:height="0.2287in" svg:x="0.0291in" svg:y="0.0165in" draw:control="control47"/><text:span text:style-name="Default_20_Paragraph_20_Font"><text:span text:style-name="T8">     </text:span></text:span></text:p>
            </table:table-cell>
            <table:table-cell table:style-name="Table1.E2" office:value-type="float" office:value="5">
              <text:p text:style-name="P12">5</text:p>
            </table:table-cell>
          </table:table-row>
          <table:table-row table:style-name="Table1.2">
            <table:table-cell table:style-name="Table1.A1" office:value-type="string">
              <text:p text:style-name="P13"><draw:control text:anchor-type="paragraph" draw:z-index="48" draw:style-name="gr2" draw:text-style-name="P25" svg:width="0.8398in" svg:height="0.2287in" svg:x="0.0291in" svg:y="0.0165in" draw:control="control48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49" draw:style-name="gr2" draw:text-style-name="P25" svg:width="1.8677in" svg:height="0.2287in" svg:x="0.0811in" svg:y="0.0008in" draw:control="control49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50" draw:style-name="gr2" draw:text-style-name="P25" svg:width="0.8398in" svg:height="0.2287in" svg:x="0.0291in" svg:y="0.0165in" draw:control="control50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51" draw:style-name="gr2" draw:text-style-name="P25" svg:width="0.8398in" svg:height="0.2287in" svg:x="0.0291in" svg:y="0.0165in" draw:control="control51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52" draw:style-name="gr2" draw:text-style-name="P25" svg:width="0.2413in" svg:height="0.1969in" svg:x="0.4437in" svg:y="0.0055in" draw:control="control52"/><text:span text:style-name="Default_20_Paragraph_20_Font"><text:span text:style-name="T8">  </text:span></text:span></text:p>
            </table:table-cell>
          </table:table-row>
          <table:table-row table:style-name="Table1.2">
            <table:table-cell table:style-name="Table1.A1" office:value-type="string">
              <text:p text:style-name="P13"><draw:control text:anchor-type="paragraph" draw:z-index="53" draw:style-name="gr2" draw:text-style-name="P25" svg:width="0.8398in" svg:height="0.2287in" svg:x="0.0291in" svg:y="0.0165in" draw:control="control53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54" draw:style-name="gr2" draw:text-style-name="P25" svg:width="1.8677in" svg:height="0.2287in" svg:x="0.0811in" svg:y="0.0008in" draw:control="control54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55" draw:style-name="gr2" draw:text-style-name="P25" svg:width="0.8398in" svg:height="0.2287in" svg:x="0.0291in" svg:y="0.0165in" draw:control="control55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56" draw:style-name="gr2" draw:text-style-name="P25" svg:width="0.8398in" svg:height="0.2287in" svg:x="0.0291in" svg:y="0.0165in" draw:control="control56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57" draw:style-name="gr2" draw:text-style-name="P25" svg:width="0.2413in" svg:height="0.1969in" svg:x="0.4437in" svg:y="0.0055in" draw:control="control57"/><text:span text:style-name="Default_20_Paragraph_20_Font"><text:span text:style-name="T8">  </text:span></text:span></text:p>
            </table:table-cell>
          </table:table-row>
          <table:table-row table:style-name="Table1.2">
            <table:table-cell table:style-name="Table1.A1" office:value-type="string">
              <text:p text:style-name="P13"><draw:control text:anchor-type="paragraph" draw:z-index="58" draw:style-name="gr2" draw:text-style-name="P25" svg:width="0.8398in" svg:height="0.2287in" svg:x="0.0291in" svg:y="0.0165in" draw:control="control58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59" draw:style-name="gr2" draw:text-style-name="P25" svg:width="1.8677in" svg:height="0.2287in" svg:x="0.0811in" svg:y="0.0008in" draw:control="control59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60" draw:style-name="gr2" draw:text-style-name="P25" svg:width="0.8398in" svg:height="0.2287in" svg:x="0.0291in" svg:y="0.0165in" draw:control="control60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61" draw:style-name="gr2" draw:text-style-name="P25" svg:width="0.8398in" svg:height="0.2287in" svg:x="0.0291in" svg:y="0.0165in" draw:control="control61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62" draw:style-name="gr2" draw:text-style-name="P25" svg:width="0.2413in" svg:height="0.1969in" svg:x="0.4437in" svg:y="0.0055in" draw:control="control62"/><text:span text:style-name="Default_20_Paragraph_20_Font"><text:span text:style-name="T8">  </text:span></text:span></text:p>
            </table:table-cell>
          </table:table-row>
          <table:table-row table:style-name="Table1.2">
            <table:table-cell table:style-name="Table1.A1" office:value-type="string">
              <text:p text:style-name="P13"><draw:control text:anchor-type="paragraph" draw:z-index="63" draw:style-name="gr2" draw:text-style-name="P25" svg:width="0.8398in" svg:height="0.2287in" svg:x="0.0291in" svg:y="0.0165in" draw:control="control63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64" draw:style-name="gr2" draw:text-style-name="P25" svg:width="1.8677in" svg:height="0.2287in" svg:x="0.0811in" svg:y="0.0008in" draw:control="control64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65" draw:style-name="gr2" draw:text-style-name="P25" svg:width="0.8398in" svg:height="0.2287in" svg:x="0.0291in" svg:y="0.0165in" draw:control="control65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66" draw:style-name="gr2" draw:text-style-name="P25" svg:width="0.8398in" svg:height="0.2287in" svg:x="0.0291in" svg:y="0.0165in" draw:control="control66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67" draw:style-name="gr2" draw:text-style-name="P25" svg:width="0.2413in" svg:height="0.1969in" svg:x="0.4437in" svg:y="0.0055in" draw:control="control67"/><text:span text:style-name="Default_20_Paragraph_20_Font"><text:span text:style-name="T8">  </text:span></text:span></text:p>
            </table:table-cell>
          </table:table-row>
          <table:table-row table:style-name="Table1.2">
            <table:table-cell table:style-name="Table1.A1" office:value-type="string">
              <text:p text:style-name="P13"><draw:control text:anchor-type="paragraph" draw:z-index="68" draw:style-name="gr2" draw:text-style-name="P25" svg:width="0.8398in" svg:height="0.2287in" svg:x="0.0291in" svg:y="0.0165in" draw:control="control68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69" draw:style-name="gr2" draw:text-style-name="P25" svg:width="1.8677in" svg:height="0.2287in" svg:x="0.0811in" svg:y="0.0008in" draw:control="control69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70" draw:style-name="gr2" draw:text-style-name="P25" svg:width="0.8398in" svg:height="0.2287in" svg:x="0.0291in" svg:y="0.0165in" draw:control="control70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71" draw:style-name="gr2" draw:text-style-name="P25" svg:width="0.8398in" svg:height="0.2287in" svg:x="0.0291in" svg:y="0.0165in" draw:control="control71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72" draw:style-name="gr2" draw:text-style-name="P25" svg:width="0.2413in" svg:height="0.1969in" svg:x="0.4437in" svg:y="0.0055in" draw:control="control72"/><text:span text:style-name="Default_20_Paragraph_20_Font"><text:span text:style-name="T8">  </text:span></text:span></text:p>
            </table:table-cell>
          </table:table-row>
          <table:table-row table:style-name="Table1.2">
            <table:table-cell table:style-name="Table1.A1" office:value-type="string">
              <text:p text:style-name="P13"><draw:control text:anchor-type="paragraph" draw:z-index="73" draw:style-name="gr2" draw:text-style-name="P25" svg:width="0.8398in" svg:height="0.2287in" svg:x="0.0291in" svg:y="0.0165in" draw:control="control73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74" draw:style-name="gr2" draw:text-style-name="P25" svg:width="1.8677in" svg:height="0.2287in" svg:x="0.0811in" svg:y="0.0008in" draw:control="control74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75" draw:style-name="gr2" draw:text-style-name="P25" svg:width="0.8398in" svg:height="0.2287in" svg:x="0.0291in" svg:y="0.0165in" draw:control="control75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76" draw:style-name="gr2" draw:text-style-name="P25" svg:width="0.8398in" svg:height="0.2287in" svg:x="0.0291in" svg:y="0.0165in" draw:control="control76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77" draw:style-name="gr2" draw:text-style-name="P25" svg:width="0.2413in" svg:height="0.1969in" svg:x="0.4437in" svg:y="0.0055in" draw:control="control77"/><text:span text:style-name="Default_20_Paragraph_20_Font"><text:span text:style-name="T8">  </text:span></text:span></text:p>
            </table:table-cell>
          </table:table-row>
          <table:table-row table:style-name="Table1.2">
            <table:table-cell table:style-name="Table1.A1" office:value-type="string">
              <text:p text:style-name="P13"><draw:control text:anchor-type="paragraph" draw:z-index="78" draw:style-name="gr2" draw:text-style-name="P25" svg:width="0.8398in" svg:height="0.2287in" svg:x="0.0291in" svg:y="0.0165in" draw:control="control78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83" draw:style-name="gr2" draw:text-style-name="P25" svg:width="1.8677in" svg:height="0.2287in" svg:x="0.0811in" svg:y="0.0008in" draw:control="control83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79" draw:style-name="gr2" draw:text-style-name="P25" svg:width="0.8398in" svg:height="0.2287in" svg:x="0.0598in" svg:y="0.002in" draw:control="control79"/><text:span text:style-name="Default_20_Paragraph_20_Font"><text:span text:style-name="T8">    </text:span></text:span></text:p>
            </table:table-cell>
            <table:table-cell table:style-name="Table1.A1" office:value-type="string">
              <text:p text:style-name="P13"><draw:control text:anchor-type="paragraph" draw:z-index="80" draw:style-name="gr2" draw:text-style-name="P25" svg:width="0.8398in" svg:height="0.2287in" svg:x="0.1217in" svg:y="0.002in" draw:control="control80"/><text:span text:style-name="Default_20_Paragraph_20_Font"><text:span text:style-name="T8">     </text:span></text:span></text:p>
            </table:table-cell>
            <table:table-cell table:style-name="Table1.A1" office:value-type="string">
              <text:p text:style-name="P13"><draw:control text:anchor-type="paragraph" draw:z-index="84" draw:style-name="gr2" draw:text-style-name="P25" svg:width="0.2413in" svg:height="0.1969in" svg:x="0.4437in" svg:y="0.0055in" draw:control="control84"/><text:span text:style-name="Default_20_Paragraph_20_Font"><text:span text:style-name="T8"/></text:span></text:p>
            </table:table-cell>
          </table:table-row>
        </table:table>
        <text:p text:style-name="P20"/>
        <text:p text:style-name="P4"/>
        <text:p text:style-name="P6">_______________________________<text:tab/><text:tab/>_______________________________</text:p>
        <text:p text:style-name="P8">dato og signatur, ph.d.-kandidat <text:tab/><text:tab/><text:tab/>dato og signatur, hovedveileder</text:p>
        <text:p text:style-name="P16"/>
        <text:p text:style-name="P9"/>
        <text:p text:style-name="P10"/>
        <text:p text:style-name="P4">Anbefaler grunnenheten det nye pensumet?<text:tab/>JA<text:span text:style-name="Standardskrift_20_for_20_avsnitt"><text:span text:style-name="T2"> <text:s/></text:span></text:span><text:span text:style-name="Standardskrift_20_for_20_avsnitt"><text:span text:style-name="T4">□</text:span></text:span><text:span text:style-name="Standardskrift_20_for_20_avsnitt"><text:span text:style-name="T5"> </text:span></text:span><text:span text:style-name="Standardskrift_20_for_20_avsnitt"><text:span text:style-name="T2"><text:s text:c="2"/></text:span></text:span><text:span text:style-name="Standardskrift_20_for_20_avsnitt"><text:span text:style-name="T2"><text:tab/>NEI</text:span></text:span><text:span text:style-name="Standardskrift_20_for_20_avsnitt"><text:span text:style-name="T2"> </text:span></text:span><text:span text:style-name="Standardskrift_20_for_20_avsnitt"><text:span text:style-name="T2"><text:s/></text:span></text:span><text:span text:style-name="Standardskrift_20_for_20_avsnitt"><text:span text:style-name="T4">□</text:span></text:span></text:p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18">Hvis NEI, det lokale Ph.d.-utvalgets begrunnelse:</text:p>
              <text:p text:style-name="P4"/>
              <text:p text:style-name="P4"/>
              <text:p text:style-name="P4"/>
              <text:p text:style-name="P4"/>
              <text:p text:style-name="P4"/>
            </table:table-cell>
          </table:table-row>
          <table:table-row table:style-name="Table3.2">
            <table:table-cell table:style-name="Table3.A1" office:value-type="string">
              <text:p text:style-name="P17">Dato og signatur for lokalt Ph.d.-utvalg:</text:p>
            </table:table-cell>
          </table:table-row>
        </table:table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 Unicode MS" svg:font-family="'Arial Unicode MS'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nb" fo:country="NO" fo:font-style="normal" fo:text-shadow="none" style:text-underline-style="none" fo:font-weight="normal" style:letter-kerning="false" style:font-size-asian="10pt" style:language-asian="nb" style:country-asian="NO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nb" fo:country="NO" fo:font-style="normal" fo:text-shadow="none" style:text-underline-style="none" fo:font-weight="normal" style:letter-kerning="false" fo:background-color="transparent" style:font-name-asian="Times New Roman" style:font-size-asian="10pt" style:language-asian="nb" style:country-asian="N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verskrift_20_1" style:display-name="Overskrift 1" style:family="paragraph" style:parent-style-name="Normal" style:next-style-name="Normal" style:default-outline-level="1">
      <style:paragraph-properties fo:hyphenation-ladder-count="no-limit" fo:keep-with-next="always"/>
      <style:text-properties fo:font-size="14pt" fo:font-weight="bold" style:font-size-asian="14pt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Stil1" style:family="paragraph" style:parent-style-name="Brødtekst">
      <style:paragraph-properties fo:hyphenation-ladder-count="no-limit"/>
      <style:text-properties style:font-size-complex="10pt" fo:hyphenate="false" fo:hyphenation-remain-char-count="0" fo:hyphenation-push-char-count="0"/>
    </style:style>
    <style:style style:name="Brødtekst" style:family="paragraph" style:parent-style-name="Normal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0693in" fo:margin-bottom="0.0693in" fo:hyphenation-ladder-count="no-limit"/>
      <style:text-properties fo:language="en" fo:country="US" style:language-asian="en" style:country-asian="US" fo:hyphenate="false" fo:hyphenation-remain-char-count="0" fo:hyphenation-push-char-count="0"/>
    </style:style>
    <style:style style:name="Brødtekst_20_2" style:display-name="Brødtekst 2" style:family="paragraph" style:parent-style-name="Normal">
      <style:paragraph-properties fo:margin-top="0in" fo:margin-bottom="0.0835in" fo:line-height="200%" fo:hyphenation-ladder-count="no-limit"/>
      <style:text-properties fo:hyphenate="false" fo:hyphenation-remain-char-count="0" fo:hyphenation-push-char-count="0"/>
    </style:style>
    <style:style style:name="Topptekst" style:family="paragraph" style:parent-style-name="Normal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Bunntekst" style:family="paragraph" style:parent-style-name="Normal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Standardskrift_20_for_20_avsnitt" style:display-name="Standardskrift for avsnitt" style:family="text"/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Bunntekst">
      <style:paragraph-properties fo:text-align="end" style:justify-single-word="false"/>
    </style:style>
    <style:style style:name="Mfr1" style:family="graphic" style:parent-style-name="Graphics">
      <style:graphic-properties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9846in" fo:margin-right="0.9846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.3937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9846in" fo:margin-right="0.9846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3937in" fo:margin-left="0in" fo:margin-right="0in" fo:margin-bottom="0in" style:dynamic-spacing="true"/>
      </style:header-style>
      <style:footer-style>
        <style:header-footer-properties fo:min-height="0.3937in" fo:margin-left="0in" fo:margin-right="0in" fo:margin-top="0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Side <text:page-number text:select-page="current">1</text:page-number> av <text:page-count>2</text:page-count></text:p>
      </style:footer>
    </style:master-page>
    <style:master-page style:name="MPF0" style:page-layout-name="Mpm3" style:next-style-name="MP0">
      <style:header>
        <text:p text:style-name="Topptekst"><draw:frame draw:style-name="Mfr1" draw:name="Bilde 3" text:anchor-type="paragraph" svg:x="-0.7256in" svg:y="0in" svg:width="5.4382in" style:rel-width="scale" svg:height="0.3937in" style:rel-height="scale" draw:z-index="0"><draw:image xlink:href="Pictures/1000000000000C18000001E0A0B65DB0.png" xlink:type="simple" xlink:show="embed" xlink:actuate="onLoad"/></draw:frame></text:p>
      </style:header>
      <style:footer>
        <text:p text:style-name="MP1">Side <text:page-number text:select-page="current">1</text:page-number> av <text:page-count>2</text:page-count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Appliction for changing of theoretical curriculum</dc:title>
    <meta:initial-creator>gjest</meta:initial-creator>
    <dc:creator>Kjetil Kjernsmo</dc:creator>
    <meta:creation-date>2010-02-01T12:36:00Z</meta:creation-date>
    <dc:date>2012-08-16T11:49:54</dc:date>
    <meta:editing-cycles>3</meta:editing-cycles>
    <meta:editing-duration>PT00H19M57S</meta:editing-duration>
    <meta:document-statistic meta:table-count="4" meta:image-count="1" meta:object-count="0" meta:page-count="2" meta:paragraph-count="121" meta:word-count="126" meta:character-count="1300"/>
    <meta:template xlink:type="simple" xlink:actuate="onRequest" xlink:title="" xlink:href="/C:/Users/jeanm/AppData/Local/Microsoft/Windows/Temporary%20Internet%20Files/Low/Content.IE5/BTHHQF9C/endreplan_no_ny%5B1%5D.odt/Normal"/>
  </office:meta>
</office:document-meta>
</file>